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elvetica" svg:font-family="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rsid="001b9a61" officeooo:paragraph-rsid="001b9a61"/>
    </style:style>
    <style:style style:name="T1" style:family="text">
      <style:text-properties fo:font-variant="normal" fo:text-transform="none" style:font-name="Helvetica" fo:font-size="12.75pt" fo:letter-spacing="normal" fo:font-style="normal" fo:font-weight="normal"/>
    </style:style>
    <style:style style:name="T2" style:family="text">
      <style:text-properties fo:font-variant="normal" fo:text-transform="none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11. </text:span></text:span><text:span text:style-name="T1">Write a Python function that takes two lists and returns True if they have at least one common member.</text:span> </text:p>
      <text:p text:style-name="P1"/>
      <text:p text:style-name="P1"/>
      <text:p text:style-name="P1"><text:span text:style-name="Strong_20_Emphasis"><text:span text:style-name="T1">12. </text:span></text:span><text:span text:style-name="T1">Write a Python program to print a specified list after removing the 0th, 4th and 5th elements.</text:span> </text:p>
      <text:p text:style-name="P1"/>
      <text:p text:style-name="P1"/>
      <text:p text:style-name="P1"><text:span text:style-name="Strong_20_Emphasis"><text:span text:style-name="T1">13. </text:span></text:span><text:span text:style-name="T1">Write a Python program to generate a 3*4*6 3D array whose each element is *.</text:span> </text:p>
      <text:p text:style-name="P2">(Use List Comprehensions)</text:p>
      <text:p text:style-name="P2"/>
      <text:p text:style-name="P2"/>
      <text:p text:style-name="P2"><text:span text:style-name="Strong_20_Emphasis"><text:span text:style-name="T1">52.</text:span></text:span><text:span text:style-name="T2"> </text:span><text:span text:style-name="T1">Write a Python program to compute the difference between two lists.</text:span> </text:p>
      <text:p text:style-name="P2"><text:span text:style-name="T1">Sample data: ["red", "orange", "green", "blue", "white"], ["black", "yellow", "green", "blue"]</text:span><text:line-break/><text:span text:style-name="T1">Expected Output:</text:span><text:line-break/><text:span text:style-name="T1">Color1-Color2: ['white', 'orange', 'red']</text:span><text:line-break/><text:span text:style-name="T1">Color2-Color1: ['black', 'yellow']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elvetica" svg:font-family="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5T11:14:37.504000000</meta:creation-date>
    <meta:generator>LibreOffice/7.0.3.1$Windows_X86_64 LibreOffice_project/d7547858d014d4cf69878db179d326fc3483e082</meta:generator>
    <dc:date>2021-10-15T11:29:10.257000000</dc:date>
    <meta:editing-duration>PT3M53S</meta:editing-duration>
    <meta:editing-cycles>1</meta:editing-cycles>
    <meta:document-statistic meta:table-count="0" meta:image-count="0" meta:object-count="0" meta:page-count="1" meta:paragraph-count="6" meta:word-count="89" meta:character-count="573" meta:non-whitespace-character-count="485"/>
  </office:meta>
</office:document-meta>
</file>